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163cm"/>
    </style:style>
    <style:style style:name="gr5" style:family="graphic" style:parent-style-name="standard">
      <style:graphic-properties draw:stroke="none" svg:stroke-color="#000000" draw:fill="none" draw:fill-color="#ffffff" fo:min-height="15.946cm"/>
    </style:style>
    <style:style style:name="gr6" style:family="graphic" style:parent-style-name="standard">
      <style:graphic-properties draw:stroke="none" svg:stroke-color="#000000" draw:fill="none" draw:fill-color="#ffffff" fo:min-height="2.919cm"/>
    </style:style>
    <style:style style:name="gr7" style:family="graphic" style:parent-style-name="standard">
      <style:graphic-properties draw:stroke="none" svg:stroke-color="#000000" draw:fill="none" draw:fill-color="#ffffff" fo:min-height="17.711cm"/>
    </style:style>
    <style:style style:name="P1" style:family="paragraph">
      <style:paragraph-properties fo:text-align="center"/>
    </style:style>
    <style:style style:name="P2" style:family="paragraph">
      <style:text-properties fo:font-size="16pt"/>
    </style:style>
    <style:style style:name="P3" style:family="paragraph">
      <style:text-properties fo:font-size="20pt" fo:font-weight="bold" style:font-weight-asian="bold" style:font-weight-complex="bold"/>
    </style:style>
    <style:style style:name="T1" style:family="text">
      <style:text-properties fo:font-size="16pt"/>
    </style:style>
    <style:style style:name="T2" style:family="text">
      <style:text-properties fo:font-size="20pt"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0pt" fo:font-weight="bold" style:font-size-asian="16pt" style:font-weight-asian="bold" style:font-size-complex="16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fo:font-size="20pt" fo:font-weight="bold" style:font-size-asian="18pt" style:font-weight-asian="bold" style:font-size-complex="18pt" style:font-weight-complex="bold"/>
    </style:style>
    <style:style style:name="T13" style:family="text">
      <style:text-properties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6.223cm" svg:x="1cm" svg:y="1cm">
          <text:p/>
        </draw:rect>
        <draw:circle draw:style-name="gr2" draw:text-style-name="P1" draw:layer="layout" svg:width="4.783cm" svg:height="4.783cm" svg:x="1.835cm" svg:y="1.72cm">
          <text:p text:style-name="P1">&lt;img/&gt;</text:p>
        </draw:circle>
        <draw:line draw:style-name="gr3" draw:text-style-name="P1" draw:layer="layout" svg:x1="7.906cm" svg:y1="7.985cm" svg:x2="7.906cm" svg:y2="25.892cm">
          <text:p/>
        </draw:line>
        <draw:rect draw:style-name="gr1" draw:text-style-name="P1" draw:layer="layout" svg:width="19.59cm" svg:height="0.667cm" svg:x="1cm" svg:y="26.273cm">
          <text:p/>
        </draw:rect>
        <draw:frame draw:style-name="gr4" draw:text-style-name="P2" draw:layer="layout" svg:width="5.969cm" svg:height="2.413cm" svg:x="7.493cm" svg:y="4.429cm">
          <draw:text-box>
            <text:p><text:span text:style-name="T1">• </text:span><text:span text:style-name="T1">lorem ipsum dolor</text:span></text:p>
            <text:p><text:span text:style-name="T1">• </text:span><text:span text:style-name="T1">lorem ipsum dolor</text:span></text:p>
            <text:p><text:span text:style-name="T1">• </text:span><text:span text:style-name="T1">lorem ipsum dolor</text:span></text:p>
          </draw:text-box>
        </draw:frame>
        <draw:frame draw:style-name="gr4" draw:text-style-name="P2" draw:layer="layout" svg:width="5.969cm" svg:height="2.413cm" svg:x="13.294cm" svg:y="4.43cm">
          <draw:text-box>
            <text:p><text:span text:style-name="T1">• </text:span><text:span text:style-name="T1">lorem ipsum dolor</text:span></text:p>
            <text:p><text:span text:style-name="T1">• </text:span><text:span text:style-name="T1">lorem ipsum dolor</text:span></text:p>
            <text:p><text:span text:style-name="T1">• </text:span><text:span text:style-name="T1">lorem ipsum dolor</text:span></text:p>
          </draw:text-box>
        </draw:frame>
        <draw:frame draw:style-name="gr5" draw:text-style-name="P3" draw:layer="layout" svg:width="11.557cm" svg:height="16.201cm" svg:x="8.747cm" svg:y="7.731cm">
          <draw:text-box>
            <text:p><text:span text:style-name="T2">EDUCATION:</text:span></text:p>
            <text:p><text:span text:style-name="T3"/></text:p>
            <text:p><text:span text:style-name="T4">School name</text:span></text:p>
            <text:p><text:span text:style-name="T5">Title | 199x - 200x</text:span></text:p>
            <text:p><text:span text:style-name="T6">lorem ipsum dolor sit amet</text:span></text:p>
            <text:p><text:span text:style-name="T3"/></text:p>
            <text:p><text:span text:style-name="T4">University name</text:span></text:p>
            <text:p><text:span text:style-name="T5">Title | 200x - 200x</text:span></text:p>
            <text:p><text:span text:style-name="T6">lorem ipsum dolor sit amet</text:span></text:p>
            <text:p><text:span text:style-name="T6"/></text:p>
            <text:p><text:span text:style-name="T6"/></text:p>
            <text:p><text:span text:style-name="T7">WORK EXPERIENCE:</text:span></text:p>
            <text:p><text:span text:style-name="T3"/></text:p>
            <text:p><text:span text:style-name="T4">Job position</text:span></text:p>
            <text:p><text:span text:style-name="T5">company | 20xx - 20xx</text:span></text:p>
            <text:p><text:span text:style-name="T6">Lorem ipsum dolor sit amet consectetur adipisicing elit.</text:span></text:p>
            <text:p><text:span text:style-name="T8"/></text:p>
            <text:p><text:span text:style-name="T4">Job position</text:span></text:p>
            <text:p><text:span text:style-name="T5">company | 20xx - 20xx</text:span></text:p>
            <text:p><text:span text:style-name="T6">Lorem ipsum dolor sit amet consectetur adipisicing elit.</text:span></text:p>
            <text:p><text:span text:style-name="T6"/></text:p>
            <text:p><text:span text:style-name="T6"/></text:p>
          </draw:text-box>
        </draw:frame>
        <draw:frame draw:style-name="gr6" draw:layer="layout" svg:width="7.747cm" svg:height="3.174cm" svg:x="7.64cm" svg:y="1.255cm">
          <draw:text-box>
            <text:p><text:span text:style-name="T9">NAME SURNAME</text:span></text:p>
            <text:p><text:span text:style-name="T10">Current profession</text:span></text:p>
            <text:p><text:span text:style-name="T11"/></text:p>
            <text:p>Skills/Stack:</text:p>
          </draw:text-box>
        </draw:frame>
        <draw:frame draw:style-name="gr7" draw:text-style-name="P3" draw:layer="layout" svg:width="6.984cm" svg:height="17.961cm" svg:x="1.128cm" svg:y="7.785cm">
          <draw:text-box>
            <text:p><text:span text:style-name="T12">ABOUT ME:</text:span></text:p>
            <text:p><text:span text:style-name="T13">Lorem ipsum dolor sit amet consectetur adipisicing elit. Harum nobis ut, ex, debitis voluptate doloribus reprehenderit itaque explicabo odio veritatis pariatur expedita iure, voluptatum aliquid. Assumenda rerum perspiciatis provident deleniti.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CONTACT INFO:</text:span></text:p>
            <text:p><text:span text:style-name="T14"/></text:p>
            <text:p><text:span text:style-name="T14">[X] name@mail.com</text:span></text:p>
            <text:p><text:span text:style-name="T14">[X] 1234-5678</text:span></text:p>
            <text:p><text:span text:style-name="T14">[X] linkedin</text:span></text:p>
            <text:p><text:span text:style-name="T14">[X] street name 123,</text:span></text:p>
            <text:p><text:span text:style-name="T14">city name,</text:span></text:p>
            <text:p><text:span text:style-name="T14">province/st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10-06T21:43:10.14</meta:creation-date>
    <dc:date>2023-10-07T16:32:54.31</dc:date>
    <meta:editing-duration>PT1H13M43S</meta:editing-duration>
    <meta:editing-cycles>39</meta:editing-cycles>
    <meta:generator>OpenOffice/4.1.14$Win32 OpenOffice.org_project/4114m1$Build-9811</meta:generator>
    <meta:document-statistic meta:object-count="9"/>
  </office:meta>
</office:document-meta>
</file>